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1</text:p>
          </table:table-cell>
          <table:table-cell office:value-type="string" calcext:value-type="string">
            <text:p>Ga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</table:table-row>
        <table:table-row table:style-name="ro1">
          <table:table-cell office:value-type="string" calcext:value-type="string">
            <text:p>Initial</text:p>
          </table:table-cell>
          <table:table-cell office:value-type="float" office:value="3.19" calcext:value-type="float">
            <text:p>3.19</text:p>
          </table:table-cell>
          <table:table-cell office:value-type="float" office:value="5.189" calcext:value-type="float">
            <text:p>5.189</text:p>
          </table:table-cell>
          <table:table-cell office:value-type="string" calcext:value-type="string">
            <text:p>0.666667 <text:s text:c="2"/>0.333333 <text:s text:c="2"/>0.000000</text:p>
          </table:table-cell>
          <table:table-cell office:value-type="string" calcext:value-type="string">
            <text:p>0.333333 <text:s text:c="2"/>0.666667 <text:s text:c="2"/>0.500000</text:p>
          </table:table-cell>
          <table:table-cell office:value-type="string" calcext:value-type="string">
            <text:p>0.666667 <text:s text:c="2"/>0.333333 <text:s text:c="2"/>0.375000 </text:p>
          </table:table-cell>
          <table:table-cell office:value-type="string" calcext:value-type="string">
            <text:p>0.333333 <text:s text:c="2"/>0.666667 <text:s text:c="2"/>0.875000</text:p>
          </table:table-cell>
        </table:table-row>
        <table:table-row table:style-name="ro1">
          <table:table-cell office:value-type="string" calcext:value-type="string">
            <text:p>relax</text:p>
          </table:table-cell>
          <table:table-cell office:value-type="float" office:value="3.19" calcext:value-type="float">
            <text:p>3.19</text:p>
          </table:table-cell>
          <table:table-cell office:value-type="float" office:value="5.189" calcext:value-type="float">
            <text:p>5.189</text:p>
          </table:table-cell>
          <table:table-cell office:value-type="string" calcext:value-type="string">
            <text:p>0.6666619635 <text:s text:c="7"/>0.3333380364 <text:s text:c="7"/>0.0000000000</text:p>
          </table:table-cell>
          <table:table-cell office:value-type="string" calcext:value-type="string">
            <text:p>0.3333380402 <text:s text:c="7"/>0.6666619598 <text:s text:c="7"/>0.5000038416</text:p>
          </table:table-cell>
          <table:table-cell office:value-type="string" calcext:value-type="string">
            <text:p>0.6666759157 <text:s text:c="7"/>0.3333240843 <text:s text:c="7"/>0.3769428683</text:p>
          </table:table-cell>
          <table:table-cell office:value-type="string" calcext:value-type="string">
            <text:p>0.3333240805 <text:s text:c="7"/>0.6666759195 <text:s text:c="7"/>0.8769306859</text:p>
          </table:table-cell>
        </table:table-row>
        <table:table-row table:style-name="ro1">
          <table:table-cell office:value-type="string" calcext:value-type="string">
            <text:p>vc-relax</text:p>
          </table:table-cell>
          <table:table-cell office:value-type="float" office:value="3.21374" calcext:value-type="float">
            <text:p>3.21374</text:p>
          </table:table-cell>
          <table:table-cell office:value-type="float" office:value="5.23521" calcext:value-type="float">
            <text:p>5.23521</text:p>
          </table:table-cell>
          <table:table-cell office:value-type="string" calcext:value-type="string">
            <text:p>0.6666680689 <text:s text:c="7"/>0.3333319347 <text:s text:c="7"/>0.0000000000</text:p>
          </table:table-cell>
          <table:table-cell office:value-type="string" calcext:value-type="string">
            <text:p>0.3333319347 <text:s text:c="7"/>0.6666680619 <text:s text:c="7"/>0.5000508436</text:p>
          </table:table-cell>
          <table:table-cell office:value-type="string" calcext:value-type="string">
            <text:p>0.6666880554 <text:s text:c="7"/>0.3333119499 <text:s text:c="7"/>0.3768138971</text:p>
          </table:table-cell>
          <table:table-cell office:value-type="string" calcext:value-type="string">
            <text:p>0.3333119409 <text:s text:c="7"/>0.6666880535 <text:s text:c="7"/>0.8768182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23:36:02.958311003</meta:creation-date>
    <dc:date>2022-11-03T23:49:31.649465966</dc:date>
    <meta:editing-duration>PT2M18S</meta:editing-duration>
    <meta:editing-cycles>1</meta:editing-cycles>
    <meta:document-statistic meta:table-count="1" meta:cell-count="27" meta:object-count="0"/>
    <meta:generator>LibreOffice/7.3.6.2$Linux_X86_64 LibreOffice_project/30$Build-2</meta:generator>
  </office:meta>
</office:document-meta>
</file>